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auto-grow-height="false" fo:min-height="12.741cm" fo:min-width="21.781cm" fo:wrap-option="no-wrap"/>
    </style:style>
    <style:style style:name="gr2" style:family="graphic" style:parent-style-name="standard">
      <style:graphic-properties svg:stroke-color="#000000" draw:fill-color="#729fcf" draw:textarea-horizontal-align="justify" draw:textarea-vertical-align="middle" draw:auto-grow-height="false" fo:min-height="1.02cm" fo:min-width="5.85cm"/>
    </style:style>
    <style:style style:name="gr3" style:family="graphic" style:parent-style-name="standard">
      <style:graphic-properties draw:fill-color="#00a933" draw:textarea-horizontal-align="justify" draw:textarea-vertical-align="middle" draw:auto-grow-height="false" fo:min-height="1.274cm" fo:min-width="3.183cm"/>
    </style:style>
    <style:style style:name="gr4" style:family="graphic" style:parent-style-name="standard">
      <style:graphic-properties draw:fill-color="#ffffd7" draw:textarea-horizontal-align="justify" draw:textarea-vertical-align="middle" draw:auto-grow-height="false" fo:min-height="2.671cm" fo:min-width="4.58cm"/>
    </style:style>
    <style:style style:name="gr5" style:family="graphic" style:parent-style-name="standard">
      <style:graphic-properties svg:stroke-width="0.081cm" draw:marker-start-width="0.321cm" draw:marker-end-width="0.321cm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fill-color="#b2b2b2" draw:textarea-horizontal-align="justify" draw:textarea-vertical-align="middle" draw:auto-grow-height="false" fo:min-height="1.782cm" fo:min-width="4.326cm"/>
    </style:style>
    <style:style style:name="gr7" style:family="graphic" style:parent-style-name="standard">
      <style:graphic-properties svg:stroke-width="0.081cm" draw:marker-start-width="0.322cm" draw:marker-end-width="0.322cm" draw:textarea-vertical-align="middle" fo:padding-top="0.166cm" fo:padding-bottom="0.166cm" fo:padding-left="0.291cm" fo:padding-right="0.291cm"/>
    </style:style>
    <style:style style:name="gr8" style:family="graphic" style:parent-style-name="standard">
      <style:graphic-properties draw:auto-grow-height="false" fo:min-height="6.736cm" fo:min-width="7.375cm" fo:wrap-option="no-wrap"/>
    </style:style>
    <style:style style:name="gr9" style:family="graphic" style:parent-style-name="standard">
      <style:graphic-properties draw:auto-grow-height="false" fo:min-height="3.877cm" fo:min-width="7.437cm" fo:wrap-option="no-wrap"/>
    </style:style>
    <style:style style:name="gr10" style:family="graphic" style:parent-style-name="standard">
      <style:graphic-properties draw:fill-color="#ffdbb6" draw:textarea-horizontal-align="justify" draw:textarea-vertical-align="middle" draw:auto-grow-height="false" fo:min-height="1.147cm" fo:min-width="4.45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23cm"/>
    </style:style>
    <style:style style:name="gr12" style:family="graphic" style:parent-style-name="standard">
      <style:graphic-properties draw:fill-color="#b4c7dc" draw:textarea-horizontal-align="justify" draw:textarea-vertical-align="middle" draw:auto-grow-height="false" fo:min-height="1.401cm" fo:min-width="6.612cm"/>
    </style:style>
    <style:style style:name="gr13" style:family="graphic" style:parent-style-name="standard">
      <style:graphic-properties draw:auto-grow-height="false" fo:min-height="6.101cm" fo:min-width="8.137cm" fo:wrap-option="no-wrap"/>
    </style:style>
    <style:style style:name="gr14" style:family="graphic" style:parent-style-name="standard">
      <style:graphic-properties draw:fill-color="#b4c7dc" draw:textarea-horizontal-align="justify" draw:textarea-vertical-align="middle" draw:auto-grow-height="false" fo:min-height="2.29cm" fo:min-width="6.61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25cm"/>
    </style:style>
    <style:style style:name="P1" style:family="paragraph">
      <style:paragraph-properties fo:text-align="center"/>
    </style:style>
    <style:style style:name="P2" style:family="paragraph">
      <loext:graphic-properties draw:fill-color="#729fcf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00a933"/>
      <style:paragraph-properties fo:text-align="center"/>
    </style:style>
    <style:style style:name="P4" style:family="paragraph">
      <loext:graphic-properties draw:fill-color="#ffffd7"/>
      <style:paragraph-properties fo:text-align="center"/>
    </style:style>
    <style:style style:name="P5" style:family="paragraph">
      <loext:graphic-properties draw:fill-color="#b2b2b2"/>
      <style:paragraph-properties fo:text-align="center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-color="#ffdbb6"/>
      <style:paragraph-properties fo:text-align="center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loext:graphic-properties draw:fill-color="#b4c7dc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layer="layout" svg:width="22.625cm" svg:height="13.335cm" svg:x="1.489cm" svg:y="1.50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78.821638993037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2" draw:layer="layout" svg:width="6.35cm" svg:height="1.27cm" svg:x="8.366cm" svg:y="2.016cm">
          <text:p text:style-name="P1"><text:span text:style-name="T1">Colav Organizatio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3" xml:id="id1" draw:id="id1" draw:layer="layout" svg:width="3.683cm" svg:height="1.524cm" svg:x="3.921cm" svg:y="2.905cm">
          <text:p text:style-name="P1">GitHub Org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5.08cm" svg:height="2.921cm" svg:x="9.382cm" svg:y="4.429cm">
          <text:p text:style-name="P1">Repositories</text:p>
          <text:p text:style-name="P1">Ex: WOSPlus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7.604cm" svg:y1="3.667cm" svg:x2="9.382cm" svg:y2="5.889cm" draw:start-shape="id1" draw:start-glue-point="1" draw:end-shape="id2" draw:end-glue-point="3" svg:d="M7604 3667h889v2222h889" svg:viewBox="0 0 1779 2223">
          <text:p/>
        </draw:connector>
        <draw:custom-shape draw:style-name="gr6" draw:text-style-name="P5" xml:id="id3" draw:id="id3" draw:layer="layout" svg:width="4.826cm" svg:height="2.032cm" svg:x="17.002cm" svg:y="4.048cm">
          <text:p text:style-name="P1">Travis CI</text:p>
          <draw:enhanced-geometry svg:viewBox="0 0 21600 21600" draw:type="rectangle" draw:enhanced-path="M 0 0 L 21600 0 21600 21600 0 21600 0 0 Z N"/>
        </draw:custom-shape>
        <draw:custom-shape draw:style-name="gr6" draw:text-style-name="P5" xml:id="id4" draw:id="id4" draw:layer="layout" svg:width="4.826cm" svg:height="2.032cm" svg:x="17.002cm" svg:y="6.588cm">
          <text:p text:style-name="P1">Codacy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4.462cm" svg:y1="5.889cm" svg:x2="17.002cm" svg:y2="5.064cm" draw:start-shape="id2" draw:start-glue-point="1" draw:end-shape="id3" draw:end-glue-point="3" svg:d="M14462 5889h1270v-825h1270" svg:viewBox="0 0 2541 826">
          <text:p/>
        </draw:connector>
        <draw:connector draw:style-name="gr7" draw:text-style-name="P1" draw:layer="layout" svg:x1="14.462cm" svg:y1="5.889cm" svg:x2="17.002cm" svg:y2="7.604cm" draw:start-shape="id2" draw:start-glue-point="1" draw:end-shape="id4" draw:end-glue-point="3" svg:d="M14462 5889h1270v1715h1270" svg:viewBox="0 0 2541 1716">
          <text:p/>
        </draw:connector>
        <draw:custom-shape draw:style-name="gr8" draw:text-style-name="P6" draw:layer="layout" svg:width="7.874cm" svg:height="6.985cm" svg:x="15.097cm" svg:y="2.27cm">
          <text:p><text:span text:style-name="T1">Services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xml:id="id5" draw:id="id5" draw:layer="layout" svg:width="8.001cm" svg:height="4.191cm" svg:x="15.124cm" svg:y="9.636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66.183574879227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0" draw:text-style-name="P7" draw:layer="layout" svg:width="4.953cm" svg:height="1.397cm" svg:x="16.621cm" svg:y="11.541cm">
          <text:p text:style-name="P1">Pypi Org</text:p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3.423cm" svg:height="0.962cm" svg:x="15.37cm" svg:y="9.89cm">
          <draw:text-box>
            <text:p><text:span text:style-name="T1">Packages</text:span></text:p>
          </draw:text-box>
        </draw:frame>
        <draw:connector draw:style-name="gr5" draw:text-style-name="P1" draw:layer="layout" svg:x1="11.922cm" svg:y1="7.35cm" svg:x2="15.124cm" svg:y2="11.731cm" draw:start-shape="id2" draw:start-glue-point="2" draw:end-shape="id5" draw:end-glue-point="3" svg:d="M11922 7350v4381h3202" svg:viewBox="0 0 3203 4382">
          <text:p/>
        </draw:connector>
        <draw:custom-shape draw:style-name="gr12" draw:text-style-name="P9" xml:id="id6" draw:id="id6" draw:layer="layout" svg:width="7.112cm" svg:height="1.651cm" svg:x="3.113cm" svg:y="9.009cm">
          <text:p text:style-name="P1"><text:span text:style-name="T1">Jekyll</text:span></text:p>
          <text:p text:style-name="P1">https://colav.github.io/</text:p>
          <draw:enhanced-geometry svg:viewBox="0 0 21600 21600" draw:type="rectangle" draw:enhanced-path="M 0 0 L 21600 0 21600 21600 0 21600 0 0 Z N"/>
        </draw:custom-shape>
        <draw:custom-shape draw:style-name="gr13" draw:layer="layout" svg:width="8.636cm" svg:height="6.35cm" svg:x="2.397cm" svg:y="7.60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4" draw:text-style-name="P9" xml:id="id7" draw:id="id7" draw:layer="layout" svg:width="7.112cm" svg:height="2.54cm" svg:x="3.113cm" svg:y="11.076cm">
          <text:p text:style-name="P1"><text:span text:style-name="T1">SPHINX</text:span></text:p>
          <text:p text:style-name="P1">API / Packages </text:p>
          <text:p text:style-name="P1">Documentation</text:p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5.125cm" svg:height="0.962cm" svg:x="2.524cm" svg:y="7.858cm">
          <draw:text-box>
            <text:p><text:span text:style-name="T1">Documentation</text:span></text:p>
          </draw:text-box>
        </draw:frame>
        <draw:connector draw:style-name="gr5" draw:text-style-name="P1" draw:layer="layout" svg:x1="11.922cm" svg:y1="7.35cm" svg:x2="10.225cm" svg:y2="9.834cm" draw:start-shape="id2" draw:start-glue-point="2" draw:end-shape="id6" draw:end-glue-point="1" svg:d="M11922 7350v2484h-1697" svg:viewBox="0 0 1698 2485">
          <text:p/>
        </draw:connector>
        <draw:connector draw:style-name="gr5" draw:text-style-name="P1" draw:layer="layout" svg:x1="11.922cm" svg:y1="7.35cm" svg:x2="10.225cm" svg:y2="12.346cm" draw:start-shape="id2" draw:start-glue-point="2" draw:end-shape="id7" draw:end-glue-point="1" svg:d="M11922 7350v4996h-1697" svg:viewBox="0 0 1698 499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4T12:38:57.915952496</meta:creation-date>
    <dc:date>2019-04-24T13:07:38.844530179</dc:date>
    <meta:editing-duration>PT15M43S</meta:editing-duration>
    <meta:editing-cycles>2</meta:editing-cycles>
    <meta:generator>LibreOffice/6.2.2.2$Linux_X86_64 LibreOffice_project/20$Build-2</meta:generator>
    <meta:document-statistic meta:object-count="20"/>
  </office:meta>
</office:document-meta>
</file>